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Times New Roman1" svg:font-family="'Times New Roman'" style:font-family-generic="roman"/>
    <style:font-face style:name="Arial1" svg:font-family="Arial" style:font-family-generic="swiss"/>
    <style:font-face style:name="Microsoft YaHei" svg:font-family="'Microsoft YaHei'" style:font-pitch="variable"/>
    <style:font-face style:name="Palatino2" svg:font-family="Palatino" style:font-pitch="variable"/>
    <style:font-face style:name="SimSun" svg:font-family="SimSun"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start" style:justify-single-word="false"/>
      <style:text-properties style:font-name="Palatino2" fo:font-size="9pt" style:font-size-asian="9pt" style:font-size-complex="9pt"/>
    </style:style>
    <style:style style:name="P2" style:family="paragraph" style:parent-style-name="Header_20_left">
      <style:paragraph-properties fo:text-align="end" style:justify-single-word="false"/>
      <style:text-properties style:font-name="Palatino2" fo:font-size="9pt" style:font-size-asian="9pt" style:font-size-complex="9pt"/>
    </style:style>
    <style:style style:name="P3" style:family="paragraph" style:parent-style-name="Standard">
      <style:paragraph-properties fo:margin-top="0in" fo:margin-bottom="0.0028in" fo:text-align="start" style:justify-single-word="false"/>
      <style:text-properties fo:font-variant="normal" fo:text-transform="none" fo:color="#000000" style:font-name="Times New Roman" fo:font-size="8pt" fo:letter-spacing="normal" fo:font-style="normal" fo:font-weight="normal" style:font-size-asian="8pt" style:font-style-asian="normal" style:font-weight-asian="normal" style:font-name-complex="Times New Roman" style:font-size-complex="8pt"/>
    </style:style>
    <style:style style:name="P4" style:family="paragraph" style:parent-style-name="Standard">
      <style:paragraph-properties fo:margin-top="0in" fo:margin-bottom="0.0028in" fo:text-align="start" style:justify-single-word="false"/>
      <style:text-properties fo:font-variant="normal" fo:text-transform="none" fo:color="#000000" style:font-name="Times New Roman" fo:font-size="8pt" fo:letter-spacing="normal" fo:font-style="normal" fo:font-weight="normal" style:font-size-asian="8pt" style:font-style-asian="normal" style:font-weight-asian="normal" style:font-name-complex="Times New Roman" style:font-size-complex="8pt" style:font-style-complex="normal"/>
    </style:style>
    <style:style style:name="P5" style:family="paragraph" style:parent-style-name="Standard">
      <style:paragraph-properties fo:margin-top="0in" fo:margin-bottom="0.0028in" fo:text-align="start" style:justify-single-word="false"/>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font-style-complex="italic"/>
    </style:style>
    <style:style style:name="P6" style:family="paragraph" style:parent-style-name="Standard">
      <style:paragraph-properties fo:margin-top="0in" fo:margin-bottom="0.0028in" fo:text-align="start" style:justify-single-word="false"/>
      <style:text-properties style:font-name="Times New Roman" fo:font-size="8pt" style:font-size-asian="8pt" style:font-size-complex="8pt"/>
    </style:style>
    <style:style style:name="P7" style:family="paragraph" style:parent-style-name="Standard">
      <style:text-properties style:font-name="Palatino1" fo:font-size="9pt" style:font-size-asian="9pt" style:font-size-complex="9pt"/>
    </style:style>
    <style:style style:name="P8" style:family="paragraph" style:parent-style-name="Standard">
      <style:text-properties fo:font-variant="normal" fo:text-transform="none" fo:color="#000000" style:font-name="Palatino1" fo:font-size="9pt" fo:letter-spacing="normal" fo:font-style="normal" fo:font-weight="normal" style:font-size-asian="9pt" style:font-style-asian="normal" style:font-weight-asian="normal" style:font-name-complex="Times New Roman1" style:font-size-complex="9pt" style:font-style-complex="italic"/>
    </style:style>
    <style:style style:name="P9" style:family="paragraph" style:parent-style-name="Standard">
      <style:text-properties style:font-name="Times New Roman" fo:font-size="8pt" style:font-size-asian="8pt" style:font-size-complex="8pt"/>
    </style:style>
    <style:style style:name="P10" style:family="paragraph" style:parent-style-name="First_20_line_20_indent">
      <style:text-properties style:font-name="Palatino1" fo:font-size="9pt" style:font-size-asian="9pt" style:font-size-complex="9pt"/>
    </style:style>
    <style:style style:name="P11" style:family="paragraph" style:parent-style-name="Standard">
      <style:paragraph-properties fo:margin-top="0in" fo:margin-bottom="0in" fo:line-height="100%" fo:text-align="start" style:justify-single-word="false"/>
      <style:text-properties style:font-name="Times New Roman" fo:font-size="8pt" style:font-size-asian="8pt" style:font-size-complex="8pt"/>
    </style:style>
    <style:style style:name="P12" style:family="paragraph" style:parent-style-name="Standard">
      <style:paragraph-properties fo:margin-top="0in" fo:margin-bottom="0in" fo:line-height="100%" fo:text-align="start" style:justify-single-word="false"/>
      <style:text-properties fo:font-variant="normal" fo:text-transform="none" fo:color="#000000" style:font-name="Times New Roman" fo:font-size="8pt" fo:letter-spacing="normal" fo:font-style="normal" fo:font-weight="normal" style:font-size-asian="8pt" style:font-style-asian="normal" style:font-weight-asian="normal" style:font-name-complex="Times New Roman" style:font-size-complex="8pt"/>
    </style:style>
    <style:style style:name="P13" style:family="paragraph" style:parent-style-name="Standard">
      <style:paragraph-properties fo:margin-top="0.0598in" fo:margin-bottom="0in" fo:text-align="start" style:justify-single-word="false"/>
      <style:text-properties style:font-name="Times New Roman" fo:font-size="8pt" style:font-size-asian="8pt" style:font-size-complex="8pt"/>
    </style:style>
    <style:style style:name="P14" style:family="paragraph" style:parent-style-name="Standard">
      <style:paragraph-properties fo:margin-top="0.0598in" fo:margin-bottom="0in" fo:line-height="100%" fo:text-align="start" style:justify-single-word="false"/>
      <style:text-properties style:font-name="Times New Roman" fo:font-size="8pt" style:font-size-asian="8pt" style:font-size-complex="8pt"/>
    </style:style>
    <style:style style:name="P15" style:family="paragraph" style:parent-style-name="Standard">
      <style:paragraph-properties fo:margin-top="0.0598in" fo:margin-bottom="0in" fo:text-align="start" style:justify-single-word="false"/>
      <style:text-properties style:font-name="Palatino1" fo:font-size="12pt" style:font-size-asian="12pt" style:font-size-complex="12pt"/>
    </style:style>
    <style:style style:name="P16" style:family="paragraph" style:parent-style-name="Horizontal_20_Line">
      <style:text-properties fo:font-variant="normal" fo:text-transform="none" fo:color="#000000" style:font-name="Palatino1" fo:font-size="8pt" fo:letter-spacing="normal" fo:font-style="normal" fo:font-weight="normal" style:font-size-asian="8pt" style:font-style-asian="normal" style:font-weight-asian="normal" style:font-name-complex="Times New Roman" style:font-size-complex="8pt"/>
    </style:style>
    <style:style style:name="P17" style:family="paragraph" style:parent-style-name="Horizontal_20_Line">
      <style:text-properties fo:font-variant="normal" fo:text-transform="none" fo:color="#000000" style:font-name="Palatino1" fo:font-size="8pt" fo:letter-spacing="normal" fo:font-style="italic" fo:font-weight="normal" style:font-size-asian="8pt" style:font-style-asian="italic" style:font-weight-asian="normal" style:font-name-complex="Times New Roman" style:font-size-complex="8pt" style:font-style-complex="italic"/>
    </style:style>
    <style:style style:name="P18" style:family="paragraph" style:parent-style-name="Horizontal_20_Line">
      <style:text-properties fo:font-variant="normal" fo:text-transform="none" fo:color="#000000" style:font-name="Times New Roman" fo:font-size="8pt" fo:letter-spacing="normal" fo:font-style="normal" fo:font-weight="normal" style:font-size-asian="8pt" style:font-style-asian="normal" style:font-weight-asian="normal" style:font-name-complex="Times New Roman" style:font-size-complex="8pt"/>
    </style:style>
    <style:style style:name="P19" style:family="paragraph" style:parent-style-name="Horizontal_20_Line">
      <style:text-properties fo:font-variant="normal" fo:text-transform="none" fo:color="#000000" style:font-name="Times New Roman" fo:font-size="8pt" fo:letter-spacing="normal" fo:font-style="italic" fo:font-weight="normal" style:font-size-asian="8pt" style:font-style-asian="italic" style:font-weight-asian="normal" style:font-name-complex="Times New Roman" style:font-size-complex="8pt" style:font-style-complex="italic"/>
    </style:style>
    <style:style style:name="P20" style:family="paragraph" style:parent-style-name="Heading_20_2" style:master-page-name="Standard">
      <style:paragraph-properties style:page-number="auto" fo:break-before="page"/>
      <style:text-properties style:font-name="Palatino2" fo:font-size="14pt" style:font-size-asian="14pt" style:font-size-complex="14pt"/>
    </style:style>
    <style:style style:name="P21" style:family="paragraph" style:parent-style-name="Heading_20_2">
      <style:paragraph-properties fo:break-before="page"/>
      <style:text-properties fo:font-size="14pt" style:font-size-asian="14pt" style:font-size-complex="14pt"/>
    </style:style>
    <style:style style:name="P22" style:family="paragraph" style:parent-style-name="Horizontal_20_Line">
      <style:text-properties fo:font-variant="normal" fo:text-transform="none" fo:color="#000000" style:font-name="Palatino1" fo:font-size="8pt" fo:letter-spacing="normal" fo:font-style="normal" fo:font-weight="normal" style:font-size-asian="8pt" style:font-style-asian="normal" style:font-weight-asian="normal" style:font-name-complex="Times New Roman" style:font-size-complex="8pt"/>
    </style:style>
    <style:style style:name="P23" style:family="paragraph" style:parent-style-name="Heading_20_3">
      <style:paragraph-properties fo:margin-top="0.0902in" fo:margin-bottom="0.0402in"/>
      <style:text-properties fo:font-size="12pt" style:font-size-asian="12pt" style:font-size-complex="12pt"/>
    </style:style>
    <style:style style:name="P24" style:family="paragraph" style:parent-style-name="Heading_20_3">
      <style:paragraph-properties fo:margin-top="0.0902in" fo:margin-bottom="0.0402in" fo:break-before="page"/>
      <style:text-properties fo:font-size="12pt" style:font-size-asian="12pt" style:font-size-complex="12pt"/>
    </style:style>
    <style:style style:name="P25" style:family="paragraph" style:parent-style-name="Heading_20_3">
      <style:paragraph-properties fo:break-before="page"/>
    </style:style>
    <style:style style:name="P26" style:family="paragraph" style:parent-style-name="Standard">
      <style:paragraph-properties fo:margin-top="0.0598in" fo:margin-bottom="0in" fo:text-align="start" style:justify-single-word="false"/>
      <style:text-properties fo:font-variant="normal" fo:text-transform="none" fo:color="#000000" style:font-name="Times New Roman" fo:font-size="8pt" fo:letter-spacing="normal" fo:font-style="normal" fo:font-weight="normal" style:font-size-asian="8pt" style:font-style-asian="normal" style:font-weight-asian="normal" style:font-name-complex="Times New Roman" style:font-size-complex="8pt"/>
    </style:style>
    <style:style style:name="P27" style:family="paragraph" style:parent-style-name="Standard" style:master-page-name="">
      <style:paragraph-properties fo:margin-top="0.0598in" fo:margin-bottom="0.0402in" style:page-number="auto"/>
    </style:style>
    <style:style style:name="P28" style:family="paragraph" style:parent-style-name="Standard">
      <style:paragraph-properties fo:margin-top="0.0598in" fo:margin-bottom="0.0402in"/>
    </style:style>
    <style:style style:name="T1" style:family="text">
      <style:text-properties fo:font-variant="normal" fo:text-transform="none" fo:color="#000000" fo:letter-spacing="normal" fo:font-style="normal" fo:font-weight="normal" style:font-style-asian="normal" style:font-weight-asian="normal" style:font-name-complex="Times New Roman"/>
    </style:style>
    <style:style style:name="T2" style:family="text">
      <style:text-properties fo:font-variant="normal" fo:text-transform="none" fo:color="#000000" fo:letter-spacing="normal" fo:font-style="italic" fo:font-weight="normal" style:font-style-asian="italic" style:font-weight-asian="normal" style:font-name-complex="Times New Roman"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Times New Roman1" style:font-style-complex="italic"/>
    </style:style>
    <style:style style:name="T5" style:family="text">
      <style:text-properties style:font-name-complex="Times New Roman1"/>
    </style:style>
    <style:style style:name="T6" style:family="text">
      <style:text-properties style:font-style-complex="normal"/>
    </style:style>
    <style:style style:name="T7" style:family="text">
      <style:text-properties fo:font-style="normal" style:font-style-asian="normal" style:font-style-complex="normal"/>
    </style:style>
    <style:style style:name="T8" style:family="text">
      <style:text-properties fo:font-size="9pt" style:font-size-asian="9pt" style:font-size-complex="9pt" style:font-style-complex="italic"/>
    </style:style>
    <style:style style:name="T9" style:family="text">
      <style:text-properties fo:font-size="9pt" fo:font-style="italic" style:font-size-asian="9pt" style:font-style-asian="italic" style:font-size-complex="9pt" style:font-style-complex="italic"/>
    </style:style>
    <style:style style:name="T10" style:family="text">
      <style:text-properties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2">Poems Inspired by Poems</text:h>
      <text:h text:style-name="Heading_20_3" text:outline-level="3">Good poets make what they steal, into something better, or at least something different. The good poet welds his theft into a whole of a feeling which is unique, utterly different than that from which it is torn; the bad poet throws it into something which has no cohesion.</text:h>
      <text:p text:style-name="P10">T.S. Elliot</text:p>
      <text:h text:style-name="Heading_20_4" text:outline-level="4">How I wrote, <text:span text:style-name="T3">Ode to a Nightingale's Lament</text:span>.</text:h>
      <text:p text:style-name="Standard">I rearranged <text:span text:style-name="T3">Ode to a Nightingale</text:span> into rhyming pairs which is my favorite. I made the grammatically and other changes to the lines. As my confidence grew, I rewrote and rearranged lines. I rearranged stanzas from despair to hope to wonder. The poem reached a point were I was pleased with every word. I felt the new poem a good part mine. Of course, I would have nothing if not for the original.</text:p>
      <text:p text:style-name="First_20_line_20_indent">To Keats, I give credit to, where credit is honorably due.</text:p>
      <text:h text:style-name="Heading_20_3" text:outline-level="3">In the end, it is the reader that must decide <text:s text:c="7"/>if I am a good poet <text:s text:c="32"/>or a bad poet.</text:h>
      <text:h text:style-name="P25" text:outline-level="3">Sonnets</text:h>
      <text:p text:style-name="Standard">Sonnets are 14 lines long with various rhyming patterns. I rearranged Keats's sonnets into rhyming pairs, then rewrote most of the lines keeping key words and phrases.</text:p>
      <text:p text:style-name="P28">Bright Star<text:span text:style-name="T7">, by Keats:</text:span></text:p>
      <text:p text:style-name="P7">Bright star, would I were stedfast as thou art—</text:p>
      <text:p text:style-name="P7">Not in lone splendour hung aloft the night</text:p>
      <text:p text:style-name="P7">And watching, with eternal lids apart,</text:p>
      <text:p text:style-name="P7">Like nature's patient, sleepless Eremite,</text:p>
      <text:p text:style-name="P7">The moving waters at their priestlike task</text:p>
      <text:p text:style-name="P7">Of pure ablution round earth's human shores,</text:p>
      <text:p text:style-name="P7">Or gazing on the new soft-fallen mask</text:p>
      <text:p text:style-name="P7">Of snow upon the mountains and the moors—</text:p>
      <text:p text:style-name="P7">No—yet still stedfast, still unchangeable,</text:p>
      <text:p text:style-name="P7">Pillow'd upon my fair love's ripening breast,</text:p>
      <text:p text:style-name="P7">To feel for ever its soft fall and swell,</text:p>
      <text:p text:style-name="P7">Awake for ever in a sweet unrest,</text:p>
      <text:p text:style-name="P7">Still, still to hear her tender-taken breath,</text:p>
      <text:p text:style-name="P7">And so live ever—or else swoon to death.</text:p>
      <text:p text:style-name="P27"><text:span text:style-name="T3">Starlight</text:span><text:span text:style-name="T7">, my poem:</text:span></text:p>
      <text:p text:style-name="P7">Star Bright, would I were as stedfast at night,</text:p>
      <text:p text:style-name="P7">I would rise each evening into the sky with delight,</text:p>
      <text:p text:style-name="P7">Above the forest canopy of dark green leaves,</text:p>
      <text:p text:style-name="P7">After listening to cricket music on warm summer eves,</text:p>
      <text:p text:style-name="P7">To glide above valleys and over mountains,</text:p>
      <text:p text:style-name="P7">To nourish angel souls in starlight fountains.</text:p>
      <text:p text:style-name="P7">For my love I will forever shine bright,</text:p>
      <text:p text:style-name="P7">Be her twinkle twinkle little star night light,</text:p>
      <text:p text:style-name="P7">To be awake forever in sweet silent rest,</text:p>
      <text:p text:style-name="P7">Pillowed upon my fair lover's breast,</text:p>
      <text:p text:style-name="P7">To feel it softly fall and gently swell,</text:p>
      <text:p text:style-name="P7">To feel always calm, glowing and well.</text:p>
      <text:p text:style-name="P7">To lay still and listen to her soothing breath,</text:p>
      <text:p text:style-name="P7">To be with her immortal in sweet loving rest.</text:p>
      <text:p text:style-name="P8"/>
      <text:h text:style-name="P21" text:outline-level="2">Poem Credits</text:h>
      <text:p text:style-name="P4">I seen the opening quote at Keats House, <text:span text:style-name="T3">The great beauty of poetry</text:span>.</text:p>
      <text:p text:style-name="P3"><text:span text:style-name="T3">The Road Less Taken</text:span>, is a short adaptation of Robert Frost's poem, <text:span text:style-name="T3">The Road Not Taken</text:span>.</text:p>
      <text:p text:style-name="P4">Modified <text:s/>stanza from <text:span text:style-name="T8">Spencer's </text:span><text:span text:style-name="T9">Faerie Queene</text:span><text:span text:style-name="T8">.</text:span></text:p>
      <text:p text:style-name="P5">Modified lines from Shakespeare.</text:p>
      <text:p text:style-name="P3">Adaptation of Shakespeare's <text:span text:style-name="T3">Hamlet</text:span>, <text:span text:style-name="T3">To be or not to be</text:span>.</text:p>
      <text:p text:style-name="P3"><text:span text:style-name="T3">Either write something worth reading or do something worth writing</text:span>, by Benjamin Franklin.</text:p>
      <text:p text:style-name="P3"><text:span text:style-name="T3">He was a Poet, sure a Lover too</text:span>, inspired by Keats's, <text:span text:style-name="T3">I stood tip-toe upon a little hill.</text:span></text:p>
      <text:p text:style-name="P3"><text:span text:style-name="T3">Poetic Spirit</text:span>, the poetry side of Keats's, <text:span text:style-name="T3">Sleep and Poetry</text:span>, with stanzas from his <text:span text:style-name="T3">Epistles</text:span> to his brother George and Charles Cowden Clarke.</text:p>
      <text:p text:style-name="P18"/>
      <text:p text:style-name="P3"><text:span text:style-name="T3">Daffodils</text:span>, modified version of Wordsworth's, <text:span text:style-name="T3">Wandering lonely as a cloud</text:span>.</text:p>
      <text:p text:style-name="P3">Tramping around Scotland, modified version of what Keats wrote. <text:s/>Keats had wrote a sonnet from which I took words.</text:p>
      <text:p text:style-name="P3">Shortened version of Burns's, <text:span text:style-name="T3">My love is a like a red, red rose</text:span>.</text:p>
      <text:p text:style-name="P3"><text:span text:style-name="T3">An Epic Sonnet for Jane</text:span>, inspired by lines from <text:span text:style-name="T3">Endymion</text:span>.</text:p>
      <text:p text:style-name="P19"/>
      <text:p text:style-name="P3"><text:span text:style-name="T3">For Valentine's Day</text:span>, from Lord Byron's, <text:span text:style-name="T3">She Walks in Beauty</text:span>.</text:p>
      <text:p text:style-name="P9">Edited and updated version of Elizabeth Barrett Browning's poem, <text:span text:style-name="T3">How Do I Love Thee?</text:span><text:span text:style-name="T7">, which</text:span> is often read at weddings. From Keats-Shelley Memorial House, “English poet of the Victorian age, Elizabeth Barrett Browning, was an admirer of John Keats.”</text:p>
      <text:p text:style-name="P9"/>
      <text:p text:style-name="P3"><text:span text:style-name="T3">Ode to a Nightingale's Lament</text:span><text:span text:style-name="T6">, an adaption of, </text:span><text:span text:style-name="T3">Ode to a Nightingale</text:span><text:span text:style-name="T6">. I re-order the stanza as I was using a computer. Keats had wrote by hand; <text:s/>which was difficult to edit. Also, it seems that the poets of that time preferred to capture their first inspiration. Verses the modern approach of editing, editing, and editing. Hand writing with pen and ink of paper, is difficult to edit.</text:span></text:p>
      <text:p text:style-name="P4"/>
      <text:p text:style-name="P6"><text:span text:style-name="T2">What Dreams are Made Of</text:span><text:span text:style-name="T1">, is inspired by Keats's sonnets: </text:span><text:span text:style-name="T2">The Day is Gone</text:span><text:span text:style-name="T1">, and </text:span><text:span text:style-name="T2">I cry your mercy</text:span><text:span text:style-name="T1">.</text:span></text:p>
      <text:p text:style-name="P3"><text:soft-page-break/><text:span text:style-name="T3">Summer Muse</text:span>, inspired by <text:span text:style-name="T3">A Red, Red Rose</text:span>, Robert Burns. <text:s/>With reference to Tom Jone's song, Green Green Grass of Home.</text:p>
      <text:p text:style-name="P3"/>
      <text:p text:style-name="P3"><text:span text:style-name="T3">Introducing Lamia</text:span>, modified lines from the first part of Keats's, <text:span text:style-name="T3">Lamia</text:span>.</text:p>
      <text:p text:style-name="P3"><text:span text:style-name="T3">Composition of a Kiss</text:span><text:span text:style-name="T6"> is an adaptation of Coleridge's poem.</text:span></text:p>
      <text:p text:style-name="P18"/>
      <text:p text:style-name="P3"><text:span text:style-name="T3">Starlight</text:span>, inspired by Keats's <text:span text:style-name="T3">Bright Star</text:span>. Keats mentioned Mozart more than once, which got me to thinking about, <text:span text:style-name="T3">Twinkle Twinkle Little Star</text:span>, which Mozart wrote music to.</text:p>
      <text:p text:style-name="P3"><text:span text:style-name="T4">The Tempest</text:span><text:span text:style-name="T5">, Act 4, scene 1. In </text:span><text:span text:style-name="T4">The Tempest</text:span><text:span text:style-name="T5">, Shakespeare's last play, he coins the phrase, “into thin air.” My version includes lines from Shakespeare's, </text:span><text:span text:style-name="T4">As You Like It</text:span><text:span text:style-name="T5">, Act II, Scene VII, “All the world's a stage.”</text:span></text:p>
      <text:p text:style-name="P3"><text:span text:style-name="T3">Poetic Starlight</text:span>, includes words, phrases and lines from Shelley's <text:span text:style-name="T3">Adonais</text:span>, a poem he wrote in honor of Keats.</text:p>
      <text:p text:style-name="P3">Closing lines, <text:span text:style-name="T3">In the wind...,</text:span> inspired by <text:span text:style-name="T3">Sleep and Poetry</text:span>.</text:p>
      <text:p text:style-name="P18"/>
      <text:p text:style-name="P3"><text:span text:style-name="T3">Crashed</text:span>, inspired by, <text:span text:style-name="T3">Poetic Starlight</text:span> &amp; <text:span text:style-name="T3">Ode to a Nightingale's Lament</text:span>.<text:span text:style-name="T3"> Mark on the Go</text:span>, story of Rick Vandemaele, Mark Langland, and the author.</text:p>
      <text:p text:style-name="P3"><text:span text:style-name="T3">Ode to Noodles</text:span>, proof that I can write a poem on my own.</text:p>
      <text:p text:style-name="P6"><text:span text:style-name="T2">Cheers, My Friend</text:span><text:span text:style-name="T1">, a sonnet inspired by </text:span><text:span text:style-name="T2">Ode to a Nightingale</text:span><text:span text:style-name="T1">.</text:span></text:p>
      <text:p text:style-name="P3"><text:span text:style-name="T3">Literary Pilgrimage</text:span>, begins with lines from <text:span text:style-name="T3">Endymion</text:span>.</text:p>
      <text:p text:style-name="P3"><text:span text:style-name="T3">Home of the Muse</text:span>, an inspired version of Coleridge's, <text:span text:style-name="T3">Kubla Khan</text:span>. The Canadian band, Rush, wrote the song, <text:span text:style-name="T3">Xanadu</text:span>, “The last immortal man,” based on Coleridge's caves of ice.</text:p>
      <text:h text:style-name="P23" text:outline-level="3"/>
      <text:h text:style-name="P24" text:outline-level="3">Illustration credits</text:h>
      <text:p text:style-name="P26">Shakespeare's first filo title page, Fanny Brawne's photo and silhouette, Keats hand written Endymion, and Coleridge hand written Kubla Khan, Brown's drawing of Keats, are from Wikipedia; which are photos in the public domain. Photos, are the author's photos. including photos of his books and travels.</text:p>
      <text:p text:style-name="P16"/>
      <text:p text:style-name="P14">Shakespeare first folio title page, which I have a facsimile copy.</text:p>
      <text:p text:style-name="P11"><text:span text:style-name="T2">John Keats</text:span><text:span text:style-name="T1"> from my 1829 book, </text:span><text:span text:style-name="T2">The Poetical Works of Coleridge, </text:span><text:span text:style-name="T2">Shelley, and Keats</text:span><text:span text:style-name="T1">.</text:span></text:p>
      <text:p text:style-name="P12">Skull, photo of the prop I purchased a the new Shakespeare Globe in London.</text:p>
      <text:p text:style-name="P11">Poems title page, from Keats House Museum, Hampstead, UK.</text:p>
      <text:p text:style-name="P11"><text:span text:style-name="T3">He was a Poet, Sure a Lover too</text:span> engraving, from my copy of <text:span text:style-name="T3">Pirate</text:span> by Sir Walter Scott, printed 1901.</text:p>
      <text:p text:style-name="P11">Photo of the English Channel, Folkestone, England.</text:p>
      <text:p text:style-name="P11">Enhanced modified Keats hand written first lines of Endymion.</text:p>
      <text:p text:style-name="P11">Photo of <text:s/>my 1857 book, <text:span text:style-name="T3">Keats Works</text:span>, first lines of Endymion.</text:p>
      <text:p text:style-name="P11"><text:span text:style-name="T3">Monet's field of daffodils</text:span>, photo I took at the Vancouver Art Museum.</text:p>
      <text:p text:style-name="P11"><text:span text:style-name="T3">An Epic Sonnet for Miss Cox</text:span> engraving from my 1855 <text:span text:style-name="T3">Works of Byron</text:span> book. The engraving is title, Medora by A.H.Ritchie.</text:p>
      <text:p text:style-name="P11">Photo of a rose in my front yard.</text:p>
      <text:p text:style-name="P11">Fanny Brawne, <text:span text:style-name="T1">Wikipedia.</text:span></text:p>
      <text:p text:style-name="P12">Engagement ring of Fanny Brawne, The City of London, Keats House, Hampstead.</text:p>
      <text:p text:style-name="P11"><text:span text:style-name="T1">John Keats from my 1829 book, </text:span><text:span text:style-name="T2">The Poetical Works of Coleridge, Shelley, and Keats</text:span><text:span text:style-name="T1">.</text:span></text:p>
      <text:p text:style-name="P11"><text:span text:style-name="T1">Severn's painting image of Keats, </text:span><text:span text:style-name="T2">Ode to a Nightingale</text:span><text:span text:style-name="T1">, is from Walmart online.</text:span></text:p>
      <text:p text:style-name="P12">Hour glass photo in my house.</text:p>
      <text:p text:style-name="P11"><text:span text:style-name="T1">Hampstead Heath photo at the end of </text:span><text:span text:style-name="T2">Ode to a Nightingale's Lament</text:span><text:span text:style-name="T1">.</text:span></text:p>
      <text:p text:style-name="P11"><text:span text:style-name="T1">John Keats mix from my books </text:span><text:span text:style-name="T2">Keats Works</text:span><text:span text:style-name="T1"> and </text:span><text:span text:style-name="T2">The Poetical Works of Coleridge, Shelley, and Keats</text:span><text:span text:style-name="T1">.</text:span></text:p>
      <text:p text:style-name="P12">Silhouette of Fanny Brawne, Wikipedia.</text:p>
      <text:p text:style-name="P12">Drawing by Brown, Isle of Wight, Wikipedia.</text:p>
      <text:p text:style-name="P11"><text:span text:style-name="T2">Lamia, …, and Other Poems</text:span><text:span text:style-name="T1"> title page from my 1909 facsimile copy.</text:span></text:p>
      <text:p text:style-name="P11"><text:span text:style-name="T1">Photo I took of </text:span><text:span text:style-name="T2">Cupid's Kiss</text:span><text:span text:style-name="T1"> in the Louvre Museum.</text:span></text:p>
      <text:p text:style-name="P11"><text:span text:style-name="T1">Keats House and Severn's painting are from the book, T</text:span><text:span text:style-name="T2">he John Keats Memorial Volume</text:span><text:span text:style-name="T1">, printed 1921.</text:span></text:p>
      <text:p text:style-name="P12"><text:soft-page-break/>Fanny Brawne, Wikipedia.</text:p>
      <text:p text:style-name="P11"><text:span text:style-name="T1">Title page and frontispiece from my book </text:span><text:span text:style-name="T2">The Poetical Works of Coleridge, Shelley, and Keats</text:span><text:span text:style-name="T1">.</text:span></text:p>
      <text:p text:style-name="P11">Keats reading a book, from my 1857 book, <text:span text:style-name="T3">Keats Works</text:span>.</text:p>
      <text:p text:style-name="P16"/>
      <text:p text:style-name="P3">Bowl of noodles I made.</text:p>
      <text:p text:style-name="P3">Robin in the park.</text:p>
      <text:p text:style-name="P3">California vineyard north of Sacramento.</text:p>
      <text:p text:style-name="P3">Keats House, from the book, <text:span text:style-name="T3">The John Keats Memorial Volume</text:span>, 1921.</text:p>
      <text:p text:style-name="P3">My London literary travel photos.</text:p>
      <text:p text:style-name="P3">Keats hand written first page of <text:span text:style-name="T3">Ode to a Nightingale</text:span>, from the book, T<text:span text:style-name="T3">he John Keats Memorial Volume</text:span><text:span text:style-name="T10">, 1921.</text:span></text:p>
      <text:p text:style-name="P17"/>
      <text:h text:style-name="Heading_20_2" text:outline-level="2">Reference Books</text:h>
      <text:p text:style-name="P13"><text:span text:style-name="T3">The Life and Letters of John Keats</text:span>, By Joanna Richardson, printed by The Folio Society, London 1981.</text:p>
      <text:p text:style-name="P13"><text:span text:style-name="T3">The John Keats Memorial Volume</text:span>, Published by John Lane Co., London, 1921. The Keats letters, papers, and other relics reproduced in facsimile from the late Sir Charles Dilke's Bequest to the Corporation of Hampstead.</text:p>
      <text:p text:style-name="P13"><text:span text:style-name="T3">Letters of Fanny Brawne to Fanny Keats 1820-1824</text:span>, Oxford University Press, 1936.</text:p>
      <text:p text:style-name="P13"><text:span text:style-name="T3">Life of John Keats</text:span>, by William Michael Rossetti, printed by Walter Scott, London 1887.</text:p>
      <text:p text:style-name="P13"><text:span text:style-name="T3">The Poetical Works of Coleridge, Shelley, and Keats</text:span>, printed in Paris, <text:s/>1829.</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Times New Roman1" svg:font-family="'Times New Roman'" style:font-family-generic="roman"/>
    <style:font-face style:name="Arial1" svg:font-family="Arial" style:font-family-generic="swiss"/>
    <style:font-face style:name="Microsoft YaHei" svg:font-family="'Microsoft YaHei'" style:font-pitch="variable"/>
    <style:font-face style:name="Palatino2" svg:font-family="Palatino" style:font-pitch="variable"/>
    <style:font-face style:name="SimSun" svg:font-family="SimSun"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8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text-properties style:font-name="Palatino Linotype"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0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paragraph-properties fo:margin-left="0in" fo:margin-right="0in" fo:margin-top="0in" fo:margin-bottom="0.0402in" fo:text-indent="0.1965in" style:auto-text-indent="false"/>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Palatino2" fo:font-size="9pt" style:font-size-asian="9pt" style:font-size-complex="9pt"/>
    </style:style>
    <style:style style:name="MP2" style:family="paragraph" style:parent-style-name="Header_20_left">
      <style:paragraph-properties fo:text-align="end" style:justify-single-word="false"/>
      <style:text-properties style:font-name="Palatino2" fo:font-size="9pt" style:font-size-asian="9pt" style:font-size-complex="9pt"/>
    </style:style>
    <style:page-layout style:name="Mpm1" style:page-usage="mirrored">
      <style:page-layout-properties fo:page-width="4.25in" fo:page-height="6.8799in" style:num-format="I" style:print-orientation="portrait" fo:margin-top="0.5in" fo:margin-bottom="0.5598in" fo:margin-left="0.35in" fo:margin-right="0.6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V</text:page-number></text:p>
      </style:header>
      <style:header-left>
        <text:p text:style-name="MP2"><text:page-number text:select-page="current">VI</text:page-numb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oetic Starlight Afterword</dc:title>
    <meta:initial-creator>Stacy David</meta:initial-creator>
    <meta:creation-date>2017-01-14T17:38:29</meta:creation-date>
    <dc:creator>Stacy David</dc:creator>
    <dc:date>2020-09-01T09:55:52</dc:date>
    <meta:editing-cycles>880</meta:editing-cycles>
    <meta:editing-duration>P55DT11H26M28S</meta:editing-duration>
    <meta:generator>OpenOffice/4.1.7$Unix OpenOffice.org_project/417m1$Build-9800</meta:generator>
    <dc:subject>Other poems, afterword, appendix, and family writtings.</dc:subject>
    <meta:printed-by>Stacy David</meta:printed-by>
    <meta:print-date>2020-05-16T10:53:06</meta:print-date>
    <meta:document-statistic meta:table-count="0" meta:image-count="0" meta:object-count="0" meta:page-count="6" meta:paragraph-count="110" meta:word-count="1408" meta:character-count="8217"/>
  </office:meta>
</office:document-meta>
</file>